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Hacer un resumen del atributo de escalabilidad</text:p>
          </table:table-cell>
          <table:table-cell office:value-type="date" office:date-value="2012-11-10">
            <text:p>2012-11-10</text:p>
          </table:table-cell>
          <table:table-cell office:value-type="string">
            <text:p>45 min</text:p>
          </table:table-cell>
          <table:table-cell office:value-type="string">
            <text:p>50 min</text:p>
          </table:table-cell>
        </table:table-row>
        <table:table-row table:style-name="ro3">
          <table:table-cell table:style-name="Default" office:value-type="string">
            <text:p>Armar planificación para desarrollo de rate-me</text:p>
          </table:table-cell>
          <table:table-cell office:value-type="date" office:date-value="2012-11-19">
            <text:p>2012-11-19</text:p>
          </table:table-cell>
          <table:table-cell table:number-columns-repeated="2" office:value-type="string">
            <text:p>20 min</text:p>
          </table:table-cell>
        </table:table-row>
        <table:table-row table:style-name="ro3">
          <table:table-cell office:value-type="string">
            <text:p>Implementar feature de agregar comentarios en los event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3">
          <table:table-cell office:value-type="string">
            <text:p>Mejorar la vista de las paginas y la navegación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3">
          <table:table-cell office:value-type="string">
            <text:p>Crear la pagina de registro de usuario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Crear la clase User y mappearla en ActiveRecord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3">
          <table:table-cell office:value-type="string">
            <text:p>Implementar la validación por username repetido en el registro</text:p>
          </table:table-cell>
          <table:table-cell office:value-type="date" office:date-value="2012-11-19">
            <text:p>2012-11-19</text:p>
          </table:table-cell>
          <table:table-cell office:value-type="string">
            <text:p>25 min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string">
            <text:p>Crear la página de logeo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string">
            <text:p>Acomodar la navegación a traves de las página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80 min</text:p>
          </table:table-cell>
          <table:table-cell office:value-type="string">
            <text:p>90 min</text:p>
          </table:table-cell>
        </table:table-row>
        <table:table-row table:style-name="ro3">
          <table:table-cell office:value-type="string">
            <text:p>Implementar casos fallidos en el login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7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19T17:29:13</dc:date>
    <meta:editing-duration>P1DT10H22M49S</meta:editing-duration>
    <meta:editing-cycles>74</meta:editing-cycles>
    <meta:generator>LibreOffice/3.4$Unix LibreOffice_project/340m1$Build-402</meta:generator>
    <dc:creator>Alejandro </dc:creator>
    <meta:document-statistic meta:table-count="3" meta:cell-count="172" meta:object-count="0"/>
  </office:meta>
</office:document-meta>
</file>